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cd2" officeooo:paragraph-rsid="001cbcd2"/>
    </style:style>
    <style:style style:name="P2" style:family="paragraph" style:parent-style-name="Standard">
      <style:text-properties officeooo:rsid="001e9a98" officeooo:paragraph-rsid="001e9a98"/>
    </style:style>
    <style:style style:name="P3" style:family="paragraph" style:parent-style-name="Standard">
      <style:text-properties officeooo:rsid="001e9a98" officeooo:paragraph-rsid="001f4961"/>
    </style:style>
    <style:style style:name="P4" style:family="paragraph" style:parent-style-name="Standard" style:list-style-name="L1"/>
    <style:style style:name="P5" style:family="paragraph">
      <style:paragraph-properties fo:margin-left="0in" fo:margin-right="0in" fo:margin-top="0in" fo:margin-bottom="0in" fo:line-height="100%" fo:text-align="center" fo:text-indent="0in"/>
    </style:style>
    <style:style style:name="P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>
        <style:tab-stops/>
      </style:paragraph-properties>
    </style:style>
    <style:style style:name="P9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f8d5"/>
    </style:style>
    <style:style style:name="T2" style:family="text">
      <style:text-properties officeooo:rsid="001f0783"/>
    </style:style>
    <style:style style:name="T3" style:family="text">
      <style:text-properties fo:font-style="italic" officeooo:rsid="001f0783" style:font-style-asian="italic" style:font-style-complex="italic"/>
    </style:style>
    <style:style style:name="T4" style:family="text">
      <style:text-properties fo:font-style="normal" officeooo:rsid="001f0783" style:font-style-asian="normal" style:font-style-complex="normal"/>
    </style:style>
    <style:style style:name="T5" style:family="text">
      <style:text-properties fo:font-style="normal" officeooo:rsid="001f4961" style:font-style-asian="normal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3984in" fo:min-width="0.3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7154in" fo:min-width="0.6516in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7154in" fo:min-width="0.6591in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9" style:family="graphic">
      <style:graphic-properties draw:stroke="solid" svg:stroke-width="0.139in" svg:stroke-color="#3465a4" draw:marker-start="" draw:marker-start-width="0.2866in" draw:marker-start-center="false" draw:marker-end="" draw:marker-end-width="0.2866in" draw:marker-end-center="false" draw:fill="solid" draw:fill-color="#729fcf" draw:textarea-horizontal-align="justify" draw:textarea-vertical-align="middle" draw:auto-grow-height="false" fo:min-height="0.578in" fo:min-width="0.5138in" fo:padding-top="0.1181in" fo:padding-bottom="0.1181in" fo:padding-left="0.1673in" fo:padding-right="0.1673in" draw:shadow="hidden" draw:shadow-offset-x="0.0799in" draw:shadow-offset-y="0.0799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99in" draw:shadow-offset-y="0.0799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90723969" text:style-name="L1">
        <text:list-item>
          <text:p text:style-name="P4"><draw:frame draw:style-name="fr1" draw:name="Object1" text:anchor-type="as-char" svg:y="-1.5161in" svg:width="3.7583in" svg:height="2.9728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<text:s text:c="2"/></text:p>
        </text:list-item>
      </text:list>
      <text:p text:style-name="Standard"><draw:g text:anchor-type="paragraph" draw:z-index="1" draw:name="Shape1" draw:style-name="gr1"><draw:custom-shape draw:style-name="gr2" draw:text-style-name="P6" xml:id="id1" draw:id="id1" svg:width="0.9004in" svg:height="0.9004in" svg:x="1.3626in" svg:y="1.8673in"><text:p text:style-name="P5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" xml:id="id2" draw:id="id2" svg:width="0.9004in" svg:height="0.9004in" svg:x="3.0126in" svg:y="1.8673in"><text:p text:style-name="P5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7" svg:x1="0.4622in" svg:y1="2.3169in" svg:x2="1.3622in" svg:y2="2.3169in"><text:p/></draw:line><draw:connector draw:style-name="gr5" draw:text-style-name="P7" draw:type="curve" svg:x1="1.8126in" svg:y1="2.7673in" svg:x2="3.4626in" svg:y2="2.7673in" draw:start-shape="id1" draw:start-glue-point="8" draw:end-shape="id2" draw:end-glue-point="8" svg:d="M4604 7029c0 1018 4191 1018 4191 0" svg:viewBox="0 0 4193 766"><text:p text:style-name="P5"><text:span text:style-name="T6">0, 1</text:span></text:p></draw:connector><draw:custom-shape draw:style-name="gr3" draw:text-style-name="P6" xml:id="id3" draw:id="id3" svg:width="0.9004in" svg:height="0.9004in" svg:x="2.5126in" svg:y="0.0173in"><text:p text:style-name="P5"><text:span text:style-name="T6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7" draw:type="curve" svg:x1="3.9126in" svg:y1="2.3173in" svg:x2="3.4126in" svg:y2="0.4673in" draw:start-shape="id2" draw:start-glue-point="10" draw:end-shape="id3" draw:end-glue-point="10" svg:d="M9938 5886c753 0 1388-4699-1270-4699" svg:viewBox="0 0 1928 4701"><text:p text:style-name="P5"><text:span text:style-name="T6">0, 1</text:span></text:p></draw:connector><draw:connector draw:style-name="gr5" draw:text-style-name="P7" draw:type="curve" svg:x1="2.5126in" svg:y1="0.4673in" svg:x2="1.8126in" svg:y2="1.8673in" draw:start-shape="id3" draw:start-glue-point="6" draw:end-shape="id1" draw:end-glue-point="4" svg:d="M6382 1187c-1186 0-1778 1185-1778 3556" svg:viewBox="0 0 1780 3558"><text:p text:style-name="P5"><text:span text:style-name="T6">0, 1</text:span></text:p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3.</text:p>
      <text:p text:style-name="P1"/>
      <text:p text:style-name="P1"/>
      <text:p text:style-name="P1"><draw:g text:anchor-type="paragraph" draw:z-index="2" draw:name="Shape2" draw:style-name="gr6"><draw:custom-shape draw:style-name="gr7" draw:text-style-name="P9" xml:id="id4" draw:id="id4" svg:width="1.2004in" svg:height="1.1504in" svg:x="0.7008in" svg:y="0.7146in"><text:p text:style-name="P8"><text:span text:style-name="T6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9" xml:id="id5" draw:id="id5" svg:width="1.2106in" svg:height="1.1504in" svg:x="2.5906in" svg:y="0.7146in"><text:p text:style-name="P8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9" xml:id="id6" draw:id="id6" svg:width="1.2004in" svg:height="1.1504in" svg:x="4.5197in" svg:y="0.7146in"><text:p text:style-name="P8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0" draw:text-style-name="P10" svg:x1="0.0004in" svg:y1="1.265in" svg:x2="0.7504in" svg:y2="1.265in"><text:p/></draw:line><draw:connector draw:style-name="gr11" draw:text-style-name="P10" draw:type="curve" draw:line-skew="-0.4185in" svg:x1="0.8764in" svg:y1="0.8827in" svg:x2="1.7252in" svg:y2="0.8827in" draw:start-shape="id4" draw:start-glue-point="5" draw:end-shape="id4" draw:end-glue-point="11" svg:d="M2226 2242c0-2986 2156-2986 2156 0" svg:viewBox="0 0 2157 2242"><text:p text:style-name="P8"><text:span text:style-name="T6">0</text:span></text:p></draw:connector><draw:connector draw:style-name="gr12" draw:text-style-name="P10" draw:type="curve" draw:line-skew="-0.3685in" svg:x1="2.7673in" svg:y1="0.8827in" svg:x2="3.6236in" svg:y2="0.8827in" draw:start-shape="id5" draw:start-glue-point="5" draw:end-shape="id5" draw:end-glue-point="11" svg:d="M7029 2242c0-2796 2175-2796 2175 0" svg:viewBox="0 0 2177 2099"><text:p text:style-name="P8"><text:span text:style-name="T6">1</text:span></text:p></draw:connector><draw:connector draw:style-name="gr13" draw:text-style-name="P10" svg:x1="1.9008in" svg:y1="1.2898in" svg:x2="2.5902in" svg:y2="1.2898in" draw:start-shape="id4" draw:start-glue-point="10" draw:end-shape="id5" draw:end-glue-point="6" svg:d="M4828 3276h1751" svg:viewBox="0 0 1753 2"><text:p text:style-name="P8"><text:span text:style-name="T6"/></text:p><text:p text:style-name="P8"><text:span text:style-name="T6">1</text:span></text:p></draw:connector><draw:connector draw:style-name="gr14" draw:text-style-name="P10" svg:x1="3.8008in" svg:y1="1.2898in" svg:x2="4.5193in" svg:y2="1.2898in" draw:start-shape="id5" draw:start-glue-point="10" draw:end-shape="id6" draw:end-glue-point="6" svg:d="M9654 3276h1825" svg:viewBox="0 0 1827 2"><text:p text:style-name="P8"><text:span text:style-name="T6"/></text:p><text:p text:style-name="P8"><text:span text:style-name="T6">0</text:span></text:p></draw:connector><draw:connector draw:style-name="gr15" draw:text-style-name="P10" draw:type="curve" draw:line-skew="0.0291in" svg:x1="4.6957in" svg:y1="1.6965in" svg:x2="3.1961in" svg:y2="1.8646in" draw:start-shape="id6" draw:start-glue-point="7" draw:end-shape="id5" draw:end-glue-point="8" svg:d="M11927 4309c0 1768-3809 1554-3809 427" svg:viewBox="0 0 3810 1302"><text:p text:style-name="P8"><text:span text:style-name="T6"/></text:p><text:p text:style-name="P8"><text:span text:style-name="T6"/></text:p><text:p text:style-name="P8"><text:span text:style-name="T6"/></text:p><text:p text:style-name="P8"><text:span text:style-name="T6">1</text:span></text:p></draw:connector><draw:connector draw:style-name="gr16" draw:text-style-name="P10" draw:type="curve" draw:line-skew="0.7508in" svg:x1="5.1193in" svg:y1="1.8646in" svg:x2="1.3008in" svg:y2="1.8646in" draw:start-shape="id6" draw:start-glue-point="8" draw:end-shape="id4" draw:end-glue-point="8" svg:d="M13003 4736c0 3875-9699 3875-9699 0" svg:viewBox="0 0 9701 2909"><text:p text:style-name="P8"><text:span text:style-name="T6"/></text:p><text:p text:style-name="P8"><text:span text:style-name="T6"/></text:p><text:p text:style-name="P8"><text:span text:style-name="T6"/></text:p><text:p text:style-name="P8"><text:span text:style-name="T6">0</text:span></text:p></draw:connector></draw:g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4.<text:tab/><text:tab/></text:p>
      <text:p text:style-name="P3"><text:tab/><text:span text:style-name="T2">{</text:span><text:span text:style-name="T3">w :</text:span><text:span text:style-name="T4"> </text:span><text:span text:style-name="T3"><text:s/>w </text:span><text:span text:style-name="T5">starts with sequence 10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f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ustin Keeling</text:span></text:p>
        <text:p text:style-name="Header"><text:tab/><text:tab/><text:span text:style-name="MT1">John Lambre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56:22.659809024</meta:creation-date>
    <dc:date>2019-01-22T21:03:05.113795498</dc:date>
    <meta:editing-duration>PT44M7S</meta:editing-duration>
    <meta:editing-cycles>8</meta:editing-cycles>
    <meta:generator>LibreOffice/6.0.7.3$Linux_X86_64 LibreOffice_project/00m0$Build-3</meta:generator>
    <meta:document-statistic meta:table-count="0" meta:image-count="0" meta:object-count="1" meta:page-count="2" meta:paragraph-count="9" meta:word-count="17" meta:character-count="95" meta:non-whitespace-character-count="7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Claim: For set S = {</mtext>
            <mfrac>
              <mi>c</mi>
              <mi>d</mi>
            </mfrac>
            <mi mathvariant="normal">:</mi>
            <mrow>
              <mi>c</mi>
              <mo stretchy="false">∈</mo>
              <mrow>
                <mi mathvariant="normal">ℕ</mi>
                <mo stretchy="false">∪</mo>
                <mtext>{0}</mtext>
              </mrow>
            </mrow>
            <mi>,</mi>
            <mrow>
              <mi>d</mi>
              <mo stretchy="false">∈</mo>
              <mi mathvariant="normal">ℚ</mi>
            </mrow>
            <mi>,</mi>
            <mrow>
              <mi>d</mi>
              <mo stretchy="false">≠</mo>
              <mn>0</mn>
            </mrow>
            <mtext>}, </mtext>
            <mrow>
              <mi>S</mi>
              <mo stretchy="false">=</mo>
              <mi mathvariant="normal">ℚ</mi>
            </mrow>
          </mrow>
        </mtd>
      </mtr>
      <mtr>
        <mtd>
          <mrow>
            <mtext>Proof: Need to show </mtext>
            <mo stretchy="false">∀</mo>
            <mrow>
              <mi>s</mi>
              <mo stretchy="false">∈</mo>
              <mi>S</mi>
            </mrow>
            <mi>,</mi>
            <mrow>
              <mi>s</mi>
              <mo stretchy="false">∈</mo>
              <mi mathvariant="normal">ℚ</mi>
            </mrow>
          </mrow>
        </mtd>
      </mtr>
      <mtr>
        <mtd>
          <mrow>
            <mi mathvariant="italic">Let</mi>
            <mrow>
              <mi>s</mi>
              <mo stretchy="false">∈</mo>
              <mi>S</mi>
            </mrow>
            <mo stretchy="false">⇒</mo>
            <mrow>
              <mi>s</mi>
              <mo stretchy="false">=</mo>
              <mrow>
                <mfrac>
                  <mi>c</mi>
                  <mi>d</mi>
                </mfrac>
                <mi mathvariant="italic">for</mi>
                <mrow>
                  <mi>c</mi>
                  <mo stretchy="false">∈</mo>
                  <mrow>
                    <mi mathvariant="normal">ℕ</mi>
                    <mo stretchy="false">∪</mo>
                    <mtext>{0}</mtext>
                  </mrow>
                </mrow>
                <mi>,</mi>
                <mrow>
                  <mi>d</mi>
                  <mo stretchy="false">∈</mo>
                  <mi mathvariant="normal">ℚ</mi>
                </mrow>
                <mi>,</mi>
                <mrow>
                  <mi>d</mi>
                  <mo stretchy="false">≠</mo>
                  <mn>0</mn>
                </mrow>
              </mrow>
            </mrow>
          </mrow>
        </mtd>
      </mtr>
      <mtr>
        <mtd>
          <mrow>
            <mo stretchy="false">⇒</mo>
            <mrow>
              <mi>d</mi>
              <mo stretchy="false">=</mo>
              <mfrac>
                <mi>a</mi>
                <mi>b</mi>
              </mfrac>
            </mrow>
            <mi mathvariant="italic">where</mi>
            <mrow>
              <mi>a</mi>
              <mo stretchy="false">∈</mo>
              <mi mathvariant="normal">ℤ</mi>
            </mrow>
            <mi>,</mi>
            <mrow>
              <mi>a</mi>
              <mo stretchy="false">≠</mo>
              <mn>0,</mn>
            </mrow>
            <mrow>
              <mi>b</mi>
              <mo stretchy="false">∈</mo>
              <mi mathvariant="normal">ℤ</mi>
            </mrow>
            <mi>,</mi>
            <mrow>
              <mi>b</mi>
              <mo stretchy="false">≠</mo>
              <mn>0</mn>
            </mrow>
          </mrow>
        </mtd>
      </mtr>
      <mtr>
        <mtd>
          <mrow>
            <mo stretchy="false">⇒</mo>
            <mrow>
              <mi>s</mi>
              <mo stretchy="false">=</mo>
              <mfrac>
                <mi>c</mi>
                <mfrac>
                  <mi>a</mi>
                  <mi>b</mi>
                </mfrac>
              </mfrac>
            </mrow>
          </mrow>
        </mtd>
      </mtr>
      <mtr>
        <mtd>
          <mrow>
            <mo stretchy="false">⇒</mo>
            <mrow>
              <mi>s</mi>
              <mo stretchy="false">=</mo>
              <mfrac>
                <mi mathvariant="italic">cb</mi>
                <mi>a</mi>
              </mfrac>
            </mrow>
          </mrow>
        </mtd>
      </mtr>
      <mtr>
        <mtd>
          <mrow/>
        </mtd>
      </mtr>
      <mtr>
        <mtd>
          <mrow>
            <mo stretchy="false">⇒</mo>
            <mrow>
              <mi>s</mi>
              <mo stretchy="false">∈</mo>
              <mi mathvariant="normal">ℚ</mi>
            </mrow>
          </mrow>
        </mtd>
      </mtr>
      <mtr>
        <mtd>
          <mrow>
            <mtext>∴</mtext>
            <mrow>
              <mi>S</mi>
              <mo stretchy="false">=</mo>
              <mi mathvariant="normal">ℚ</mi>
            </mrow>
          </mrow>
        </mtd>
      </mtr>
    </mtable>
    <annotation encoding="StarMath 5.0">"Claim: For set S = {" {c} over {d} : c in setN union "{0}", d in setQ,
d &lt;&gt; 0 "}, "S = setQ
newline
"Proof: Need to show " forall s in S, s in setQ
newline
Let s in S drarrow s = {{c} over {d} for c in setN union "{0}", d in setQ,
d &lt;&gt; 0 }
newline
drarrow d= a over b where a in setz, a &lt;&gt;0, b in setz, b &lt;&gt; 0
newline
drarrow s =  {c} over {{a} over { b }}
newline
drarrow s = cb over a
newline
newline
drarrow s in setQ
newline
"∴" S = setQ</annotation>
  </semantics>
</math>
</file>